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Reclaiming Power in Practice<text:bookmark-end text:name="chapter-6"/></text:h>
      <text:p text:style-name="First_20_paragraph">[Target 7,500 words]</text:p>
      <text:p text:style-name="Text_20_body">This chapter will focus on the practicalities of trying to effect change, through the lenses of : - the work done with SILVER developing a health data interface - the exploration of shifting the locus of decision making (from chapter 5) - the work done with the BBC designing and prototyping personal data store interfaces and data models - the individual prototyping work I have done - web augmentation / Facebook post gathering - web augmentation / Just Eat - scripts analysing GDPR-retrieved Data - Gmail API hacking - life data models and abstract data models from the BBC</text:p>
      <text:p text:style-name="Text_20_body">It is largely discursive as a chapter, putting forward my own ideas but informed by all the practical work I have done throughout the PhD</text:p>
      <text:h text:style-name="Heading_20_2" text:outline-level="2"><text:bookmark-start text:name="barriers-and-realities-of-trying-to-effect-change"/>Barriers and Realities of Trying to Effect change<text:bookmark-end text:name="barriers-and-realities-of-trying-to-effect-change"/></text:h>
      <text:p text:style-name="First_20_paragraph">[Target X words]</text:p>
      <text:h text:style-name="Heading_20_3" text:outline-level="3"><text:bookmark-start text:name="silver-project"/>SILVER project<text:bookmark-end text:name="silver-project"/></text:h>
      <text:p text:style-name="First_20_paragraph">What we did and didn’t achieve in building a health data interface. Including critique of the project’s positioning as “a staff data interface is the answer” and the challenges of building for a dynamically changing, messy, secretive, proprietary world of interconnected systems and changing standards. #### Notes This could become a more general section on “building data interfaces” incorporating some learnings from BBC. not sure if that is best place for this.</text:p>
      <text:h text:style-name="Heading_20_3" text:outline-level="3"><text:bookmark-start text:name="the-power-of-data-holders"/>The Power of Data holders<text:bookmark-end text:name="the-power-of-data-holders"/></text:h>
      <text:p text:style-name="First_20_paragraph">Starting by looking at idea of shifting the locus of decision Making, linked into the context of chapter 5 (referencing models of power) then moving into the ways in which organisations maintain power today (closed databases - care side, removing the seams and limiting data access and use, non-interoperability etc - commercial side). What are the practical ways to challege this - web augmentation, GDPR-based relentless pressure&gt;dashboards, etc. Personal data stores as solution - huge challenges of building and designing, need to model for everyday life, hard to codify life.</text:p>
      <text:h text:style-name="Heading_20_2" text:outline-level="2"><text:bookmark-start text:name="challenges-of-meaning-sensemaking-caring"/>Challenges of Meaning &amp; Sensemaking &amp; Caring<text:bookmark-end text:name="challenges-of-meaning-sensemaking-caring"/></text:h>
      <text:p text:style-name="First_20_paragraph">[Target X words]</text:p>
      <text:h text:style-name="Heading_20_3" text:outline-level="3"><text:bookmark-start text:name="finding-meaning-in-data"/>Finding Meaning in data<text:bookmark-end text:name="finding-meaning-in-data"/></text:h>
      <text:list text:style-name="L1">
        <text:list-item>
          <text:p text:style-name="P1">Data &gt; Information &gt; Knowledge</text:p>
        </text:list-item>
        <text:list-item>
          <text:p text:style-name="P1">Answering questions</text:p>
        </text:list-item>
        <text:list-item>
          <text:p text:style-name="P1">Reflection &amp; goal setting</text:p>
        </text:list-item>
        <text:list-item>
          <text:p text:style-name="P1">Orienteering</text:p>
        </text:list-item>
      </text:list>
      <text:h text:style-name="Heading_20_3" text:outline-level="3"><text:bookmark-start text:name="our-lives-in-data"/>Our lives in data<text:bookmark-end text:name="our-lives-in-data"/></text:h>
      <text:list text:style-name="L2">
        <text:list-item>
          <text:p text:style-name="P2">How to not overwhelm people with Information</text:p>
        </text:list-item>
        <text:list-item>
          <text:p text:style-name="P2">the need to model things in the context of people’s everyday lives</text:p>
          <text:list text:style-name="L3">
            <text:list-item>
              <text:p text:style-name="P3">bring in life modelling stuff I did at BBC</text:p>
            </text:list-item>
            <text:list-item>
              <text:p text:style-name="P3">different mental models</text:p>
            </text:list-item>
          </text:list>
        </text:list-item>
        <text:list-item>
          <text:p text:style-name="P2">how to get people to care</text:p>
        </text:list-item>
      </text:list>
      <text:h text:style-name="Heading_20_2" text:outline-level="2"><text:bookmark-start text:name="where-we-are-and-where-we-need-to-go"/>Where we are and where we need to go<text:bookmark-end text:name="where-we-are-and-where-we-need-to-go"/></text:h>
      <text:p text:style-name="First_20_paragraph">[Target X words]</text:p>
      <text:h text:style-name="Heading_20_3" text:outline-level="3"><text:bookmark-start text:name="levels-of-access-to-data---gdpr-critique"/>Levels of Access to Data - GDPR critique<text:bookmark-end text:name="levels-of-access-to-data---gdpr-critique"/></text:h>
      <text:p text:style-name="First_20_paragraph">[Target X words] My analysis of the effectiveness of GDPR and how i position it as a better-than-it-was but not-good-enough level of access - introduce my model for access</text:p>
      <text:h text:style-name="Heading_20_3" text:outline-level="3"><text:bookmark-start text:name="recommendations-for-future-study"/>Recommendations for future study<text:bookmark-end text:name="recommendations-for-future-study"/></text:h>
      <text:p text:style-name="First_20_paragraph">Bringing the chapter to a close by recommending the key <text:span text:style-name="T1">practical</text:span> ways forward that have the best hope of effecting chang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0T12:31:44Z</meta:creation-date>
    <dc:date>2020-11-10T12:31:4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